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/>
    </style:style>
  </office:automatic-styles>
  <office:body>
    <office:text text:use-soft-page-breaks="true">
      <text:p text:style-name="P1"><text:s/>1 <text:s/><text:span text:style-name="style1">/*Single Linked List*/</text:span></text:p>
      <text:p text:style-name="Default"><text:s/>2 <text:s/><text:span text:style-name="style9">#include "stdio.h"</text:span></text:p>
      <text:p text:style-name="Default"><text:s/>3 <text:s/><text:span text:style-name="style9">#include "conio.h"</text:span></text:p>
      <text:p text:style-name="Default"><text:s/>4 <text:s/><text:span text:style-name="style9">#include "stdlib.h"</text:span></text:p>
      <text:p text:style-name="Default"><text:s/>5 <text:s/></text:p>
      <text:p text:style-name="Default"><text:s/>6 <text:s/><text:span text:style-name="style2">//Linked List is declared here</text:span></text:p>
      <text:p text:style-name="Default"><text:s/>7 <text:s/><text:span text:style-name="style5">struct<text:s/></text:span><text:span text:style-name="style11">node</text:span></text:p>
      <text:p text:style-name="Default"><text:s/>8 <text:s/><text:span text:style-name="style10">{</text:span></text:p>
      <text:p text:style-name="Default"><text:s/>9 <text:s text:c="5"/><text:span text:style-name="style5">int<text:s/></text:span><text:span text:style-name="style11">info</text:span><text:span text:style-name="style10">;</text:span></text:p>
      <text:p text:style-name="Default">10 <text:s text:c="5"/><text:span text:style-name="style5">struct<text:s/></text:span><text:span text:style-name="style11">node<text:s/></text:span><text:span text:style-name="style10">*</text:span><text:span text:style-name="style11">link</text:span><text:span text:style-name="style10">;</text:span></text:p>
      <text:p text:style-name="Default">11 <text:s/><text:span text:style-name="style10">};</text:span></text:p>
      <text:p text:style-name="Default">12 <text:s/><text:span text:style-name="style5">struct<text:s/></text:span><text:span text:style-name="style11">node<text:s/></text:span><text:span text:style-name="style10">*</text:span><text:span text:style-name="style11">first</text:span><text:span text:style-name="style10">;</text:span></text:p>
      <text:p text:style-name="Default">13 <text:s/></text:p>
      <text:p text:style-name="Default">14 <text:s/><text:span text:style-name="style5">void<text:s/></text:span><text:span text:style-name="style11">main</text:span><text:span text:style-name="style10">()</text:span></text:p>
      <text:p text:style-name="Default">15 <text:s/><text:span text:style-name="style10">{</text:span></text:p>
      <text:p text:style-name="Default">16 <text:s text:c="5"/><text:span text:style-name="style5">char<text:s/></text:span><text:span text:style-name="style11">ch</text:span><text:span text:style-name="style10">;</text:span></text:p>
      <text:p text:style-name="Default">17 <text:s text:c="5"/><text:span text:style-name="style5">void<text:s/></text:span><text:span text:style-name="style11">create</text:span><text:span text:style-name="style10">();</text:span></text:p>
      <text:p text:style-name="Default">18 <text:s text:c="5"/><text:span text:style-name="style11">create</text:span><text:span text:style-name="style10">();</text:span></text:p>
      <text:p text:style-name="Default">19 <text:s text:c="5"/><text:span text:style-name="style5">void<text:s/></text:span><text:span text:style-name="style11">print</text:span><text:span text:style-name="style10">();</text:span></text:p>
      <text:p text:style-name="Default">20 <text:s text:c="5"/><text:span text:style-name="style11">printf</text:span><text:span text:style-name="style10">(</text:span><text:span text:style-name="style6">"\nPress (Y/N) for printing linked list\n"</text:span><text:span text:style-name="style10">);</text:span></text:p>
      <text:p text:style-name="Default">21 <text:s text:c="5"/><text:span text:style-name="style11">ch<text:s/></text:span><text:span text:style-name="style10">=</text:span><text:span text:style-name="style11">getch</text:span><text:span text:style-name="style10">();</text:span></text:p>
      <text:p text:style-name="Default">22 <text:s text:c="5"/><text:span text:style-name="style5">if</text:span><text:span text:style-name="style10">(</text:span><text:span text:style-name="style11">ch</text:span><text:span text:style-name="style10">==</text:span><text:span text:style-name="style7">'Y'</text:span><text:span text:style-name="style10">||</text:span><text:span text:style-name="style11">ch</text:span><text:span text:style-name="style10">==</text:span><text:span text:style-name="style7">'y'</text:span><text:span text:style-name="style10">)</text:span></text:p>
      <text:p text:style-name="Default">23 <text:s text:c="5"/><text:span text:style-name="style10">{</text:span></text:p>
      <text:p text:style-name="Default">24 <text:s text:c="9"/><text:span text:style-name="style11">printf</text:span><text:span text:style-name="style10">(</text:span><text:span text:style-name="style6">"Your Linked List\n"</text:span><text:span text:style-name="style10">);</text:span></text:p>
      <text:p text:style-name="Default">25 <text:s/><text:s text:c="8"/><text:span text:style-name="style11">print</text:span><text:span text:style-name="style10">();</text:span></text:p>
      <text:p text:style-name="Default">26 <text:s text:c="5"/><text:span text:style-name="style10">}</text:span></text:p>
      <text:p text:style-name="Default">27 <text:s text:c="5"/><text:span text:style-name="style11">getch</text:span><text:span text:style-name="style10">();</text:span></text:p>
      <text:p text:style-name="Default">28 <text:s/><text:span text:style-name="style10">}</text:span></text:p>
      <text:p text:style-name="Default">29 <text:s/><text:span text:style-name="style1">/*</text:span></text:p>
      <text:p text:style-name="Default">30 <text:s/><text:span text:style-name="style1">create() function helps us to create Linked list(of desired length)</text:span></text:p>
      <text:p text:style-name="Default">31 <text:s/><text:span text:style-name="style1">and insert data node by node</text:span></text:p>
      <text:p text:style-name="Default">32 <text:s/><text:span text:style-name="style1">*/</text:span></text:p>
      <text:p text:style-name="Default">33 <text:s/><text:span text:style-name="style5">void<text:s/></text:span><text:span text:style-name="style11">create</text:span><text:span text:style-name="style10">()</text:span></text:p>
      <text:p text:style-name="Default">34 <text:s/><text:span text:style-name="style10">{</text:span></text:p>
      <text:p text:style-name="Default">35 <text:s text:c="5"/><text:span text:style-name="style5">struct<text:s/></text:span><text:span text:style-name="style11">node<text:s/></text:span><text:span text:style-name="style10">*</text:span><text:span text:style-name="style11">ptr</text:span><text:span text:style-name="style10">,*</text:span><text:span text:style-name="style11">cpt</text:span><text:span text:style-name="style10">;</text:span></text:p>
      <text:p text:style-name="Default">36 <text:s text:c="5"/><text:span text:style-name="style5">char<text:s/></text:span><text:span text:style-name="style11">ch</text:span><text:span text:style-name="style10">;</text:span></text:p>
      <text:p text:style-name="Default">37 <text:s text:c="5"/><text:span text:style-name="style11">ptr<text:s/></text:span><text:span text:style-name="style10">=(</text:span><text:span text:style-name="style5">struct<text:s/></text:span><text:span text:style-name="style11">node</text:span><text:span text:style-name="style10">*)<text:s/></text:span><text:span text:style-name="style11">malloc<text:s/></text:span><text:span text:style-name="style10">(</text:span><text:span text:style-name="style5">sizeof<text:s/></text:span><text:span text:style-name="style10">(</text:span><text:span text:style-name="style5">struct<text:s/></text:span><text:span text:style-name="style11">node</text:span><text:span text:style-name="style10">));</text:span></text:p>
      <text:p text:style-name="Default">38 <text:s text:c="5"/><text:span text:style-name="style11">printf</text:span><text:span text:style-name="style10">(</text:span><text:span text:style-name="style6">"Input First Node information = "</text:span><text:span text:style-name="style10">);</text:span></text:p>
      <text:p text:style-name="Default">39 <text:s text:c="5"/><text:span text:style-name="style11">scanf</text:span><text:span text:style-name="style10">(</text:span><text:span text:style-name="style6">"%d"</text:span><text:span text:style-name="style10">,&amp;</text:span><text:span text:style-name="style11">ptr</text:span><text:span text:style-name="style10">-&gt;</text:span><text:span text:style-name="style11">info</text:span><text:span text:style-name="style10">);</text:span></text:p>
      <text:p text:style-name="Default">40 <text:s text:c="5"/><text:span text:style-name="style11">first</text:span><text:span text:style-name="style10">=</text:span><text:span text:style-name="style11">ptr</text:span><text:span text:style-name="style10">;</text:span></text:p>
      <text:p text:style-name="Default">41 <text:s text:c="5"/><text:span text:style-name="style5">do</text:span></text:p>
      <text:p text:style-name="Default">42 <text:s text:c="5"/><text:span text:style-name="style10">{</text:span></text:p>
      <text:p text:style-name="Default">43 <text:s text:c="9"/><text:span text:style-name="style11">cpt</text:span><text:span text:style-name="style10">=(</text:span><text:span text:style-name="style5">struct<text:s/></text:span><text:span text:style-name="style11">node</text:span><text:span text:style-name="style10">*)<text:s/></text:span><text:span text:style-name="style11">malloc</text:span><text:span text:style-name="style10">(</text:span><text:span text:style-name="style5">sizeof<text:s/></text:span><text:span text:style-name="style10">(</text:span><text:span text:style-name="style5">struct<text:s/></text:span><text:span text:style-name="style11">node</text:span><text:span text:style-name="style10">));</text:span></text:p>
      <text:p text:style-name="Default">44 <text:s text:c="9"/><text:span text:style-name="style11">printf</text:span><text:span text:style-name="style10">(</text:span><text:span text:style-name="style6">"\nInput</text:span><text:span text:style-name="style6"><text:s/>next node information = "</text:span><text:span text:style-name="style10">);</text:span></text:p>
      <text:p text:style-name="Default">45 <text:s text:c="9"/><text:span text:style-name="style11">scanf</text:span><text:span text:style-name="style10">(</text:span><text:span text:style-name="style6">"%d"</text:span><text:span text:style-name="style10">,&amp;</text:span><text:span text:style-name="style11">cpt</text:span><text:span text:style-name="style10">-&gt;</text:span><text:span text:style-name="style11">info</text:span><text:span text:style-name="style10">);</text:span></text:p>
      <text:p text:style-name="Default">46 <text:s text:c="9"/><text:span text:style-name="style11">ptr</text:span><text:span text:style-name="style10">-&gt;</text:span><text:span text:style-name="style11">link<text:s/></text:span><text:span text:style-name="style10">=</text:span><text:span text:style-name="style11">cpt</text:span><text:span text:style-name="style10">;</text:span></text:p>
      <text:p text:style-name="Default">47 <text:s text:c="9"/><text:span text:style-name="style11">ptr<text:s/></text:span><text:span text:style-name="style10">=<text:s/></text:span><text:span text:style-name="style11">cpt</text:span><text:span text:style-name="style10">;</text:span></text:p>
      <text:p text:style-name="Default">48 <text:s text:c="9"/><text:span text:style-name="style11">printf</text:span><text:span text:style-name="style10">(</text:span><text:span text:style-name="style6">"Press (Y/N) for more node "</text:span><text:span text:style-name="style10">);</text:span></text:p>
      <text:p text:style-name="Default">49 <text:s text:c="9"/><text:span text:style-name="style11">ch<text:s/></text:span><text:span text:style-name="style10">=</text:span><text:span text:style-name="style11">getch</text:span><text:span text:style-name="style10">();</text:span></text:p>
      <text:p text:style-name="Default">50 <text:s text:c="5"/><text:span text:style-name="style10">}</text:span></text:p>
      <text:p text:style-name="Default">51 <text:s text:c="5"/><text:span text:style-name="style5">while</text:span><text:span text:style-name="style10">(</text:span><text:span text:style-name="style11">ch</text:span><text:span text:style-name="style10">==</text:span><text:span text:style-name="style7">'Y'</text:span><text:span text:style-name="style10">||</text:span><text:span text:style-name="style11">ch</text:span><text:span text:style-name="style10">==</text:span><text:span text:style-name="style7">'y'</text:span><text:span text:style-name="style10">);</text:span></text:p>
      <text:p text:style-name="Default">52 <text:s text:c="5"/><text:span text:style-name="style11">ptr</text:span><text:span text:style-name="style10">-&gt;</text:span><text:span text:style-name="style11">link<text:s/></text:span><text:span text:style-name="style10">=<text:s/></text:span><text:span text:style-name="style11">NU</text:span><text:span text:style-name="style11">LL</text:span><text:span text:style-name="style10">;</text:span></text:p>
      <text:p text:style-name="Default">53 <text:s/><text:span text:style-name="style10">}</text:span></text:p>
      <text:p text:style-name="Default">54 <text:s/><text:span text:style-name="style1">/*</text:span></text:p>
      <text:p text:style-name="Default">55 <text:s/><text:span text:style-name="style1">print() function helps us in traversing the linked list</text:span></text:p>
      <text:p text:style-name="Default">56 <text:s/><text:span text:style-name="style1">and printing the data in it</text:span></text:p>
      <text:p text:style-name="Default">57 <text:s/><text:span text:style-name="style1">*/</text:span></text:p>
      <text:p text:style-name="Default">58 <text:s/><text:span text:style-name="style5">void<text:s/></text:span><text:span text:style-name="style11">print</text:span><text:span text:style-name="style10">()</text:span></text:p>
      <text:p text:style-name="Default">59 <text:s/><text:span text:style-name="style10">{</text:span></text:p>
      <text:p text:style-name="Default">60 <text:s text:c="5"/><text:span text:style-name="style5">struct<text:s/></text:span><text:span text:style-name="style11">node<text:s/></text:span><text:span text:style-name="style10">*</text:span><text:span text:style-name="style11">ptr</text:span><text:span text:style-name="style10">;</text:span></text:p>
      <text:p text:style-name="Default">61 <text:s text:c="5"/><text:span text:style-name="style11">printf</text:span><text:span text:style-name="style10">(</text:span><text:span text:style-name="style6">"\n%d "</text:span><text:span text:style-name="style10">,</text:span><text:span text:style-name="style11">first</text:span><text:span text:style-name="style10">-&gt;</text:span><text:span text:style-name="style11">info</text:span><text:span text:style-name="style10">);</text:span></text:p>
      <text:soft-page-break/>
      <text:p text:style-name="Default">62 <text:s text:c="5"/><text:span text:style-name="style11">ptr</text:span><text:span text:style-name="style10">=</text:span><text:span text:style-name="style11">first</text:span><text:span text:style-name="style10">-&gt;</text:span><text:span text:style-name="style11">link</text:span><text:span text:style-name="style10">;</text:span></text:p>
      <text:p text:style-name="Default">63 <text:s text:c="5"/><text:span text:style-name="style5">while</text:span><text:span text:style-name="style10">(</text:span><text:span text:style-name="style11">ptr</text:span><text:span text:style-name="style10">)</text:span></text:p>
      <text:p text:style-name="Default">64 <text:s text:c="5"/><text:span text:style-name="style10">{</text:span></text:p>
      <text:p text:style-name="Default">65 <text:s text:c="9"/><text:span text:style-name="style11">printf</text:span><text:span text:style-name="style10">(</text:span><text:span text:style-name="style6">"%d "</text:span><text:span text:style-name="style10">,</text:span><text:span text:style-name="style11">ptr</text:span><text:span text:style-name="style10">-&gt;</text:span><text:span text:style-name="style11">info</text:span><text:span text:style-name="style10">);</text:span></text:p>
      <text:p text:style-name="Default">66 <text:s text:c="9"/><text:span text:style-name="style11">ptr</text:span><text:span text:style-name="style10">=</text:span><text:span text:style-name="style11">ptr</text:span><text:span text:style-name="style10">-&gt;</text:span><text:span text:style-name="style11">link</text:span><text:span text:style-name="style10">;</text:span></text:p>
      <text:p text:style-name="Default">67 <text:s text:c="5"/><text:span text:style-name="style10">}</text:span></text:p>
      <text:p text:style-name="Default">68 <text:s/></text:p>
      <text:p text:style-name="Default">69 <text:s/><text:span text:style-name="style10">}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text-properties style:font-name="Courier New" fo:font-size="10pt" style:font-size-asian="10pt" fo:hyphenate="false"/>
    </style:style>
    <style:style style:name="style0" style:display-name="style0" style:family="text">
      <style:text-properties style:font-name="Courier New" fo:color="#000000" fo:background-color="#FFFFFF"/>
    </style:style>
    <style:style style:name="style11" style:display-name="style11" style:family="text">
      <style:text-properties style:font-name="Courier New" fo:color="#000000" fo:background-color="#FFFFFF"/>
    </style:style>
    <style:style style:name="style64" style:display-name="style64" style:family="text">
      <style:text-properties style:font-name="Courier New" fo:color="#C8C8C8"/>
    </style:style>
    <style:style style:name="style72" style:display-name="style72" style:family="text">
      <style:text-properties style:font-name="Courier New" fo:color="#C8C8C8"/>
    </style:style>
    <style:style style:name="style75" style:display-name="style75" style:family="text">
      <style:text-properties style:font-name="Courier New" fo:color="#C8C8C8"/>
    </style:style>
    <style:style style:name="style1" style:display-name="style1" style:family="text">
      <style:text-properties style:font-name="Courier New" fo:color="#A0A0A0"/>
    </style:style>
    <style:style style:name="style23" style:display-name="style23" style:family="text">
      <style:text-properties style:font-name="Courier New" fo:color="#A0A0A0"/>
    </style:style>
    <style:style style:name="style65" style:display-name="style65" style:family="text">
      <style:text-properties style:font-name="Courier New" fo:color="#A0A0A0"/>
    </style:style>
    <style:style style:name="style87" style:display-name="style87" style:family="text">
      <style:text-properties style:font-name="Courier New" fo:color="#A0A0A0"/>
    </style:style>
    <style:style style:name="style2" style:display-name="style2" style:family="text">
      <style:text-properties style:font-name="Courier New" fo:color="#BEBEE6"/>
    </style:style>
    <style:style style:name="style66" style:display-name="style66" style:family="text">
      <style:text-properties style:font-name="Courier New" fo:color="#BEBEE6"/>
    </style:style>
    <style:style style:name="style3" style:display-name="style3" style:family="text">
      <style:text-properties style:font-name="Courier New" fo:font-weight="bold" style:font-weight-asian="bold" fo:color="#8080FF"/>
    </style:style>
    <style:style style:name="style24" style:display-name="style24" style:family="text">
      <style:text-properties style:font-name="Courier New" fo:font-weight="bold" style:font-weight-asian="bold" fo:color="#8080FF"/>
    </style:style>
    <style:style style:name="style67" style:display-name="style67" style:family="text">
      <style:text-properties style:font-name="Courier New" fo:font-weight="bold" style:font-weight-asian="bold" fo:color="#8080FF"/>
    </style:style>
    <style:style style:name="style88" style:display-name="style88" style:family="text">
      <style:text-properties style:font-name="Courier New" fo:font-weight="bold" style:font-weight-asian="bold" fo:color="#8080FF"/>
    </style:style>
    <style:style style:name="style15" style:display-name="style15" style:family="text">
      <style:text-properties style:font-name="Courier New" fo:font-weight="bold" style:font-weight-asian="bold" fo:color="#8080FF"/>
    </style:style>
    <style:style style:name="style79" style:display-name="style79" style:family="text">
      <style:text-properties style:font-name="Courier New" fo:font-weight="bold" style:font-weight-asian="bold" fo:color="#8080FF"/>
    </style:style>
    <style:style style:name="style17" style:display-name="style17" style:family="text">
      <style:text-properties style:font-name="Courier New" fo:color="#008080"/>
    </style:style>
    <style:style style:name="style81" style:display-name="style81" style:family="text">
      <style:text-properties style:font-name="Courier New" fo:color="#008080"/>
    </style:style>
    <style:style style:name="style18" style:display-name="style18" style:family="text">
      <style:text-properties style:font-name="Courier New" fo:color="#800000"/>
    </style:style>
    <style:style style:name="style82" style:display-name="style82" style:family="text">
      <style:text-properties style:font-name="Courier New" fo:color="#800000"/>
    </style:style>
    <style:style style:name="style4" style:display-name="style4" style:family="text">
      <style:text-properties style:font-name="Courier New" fo:color="#F000F0"/>
    </style:style>
    <style:style style:name="style68" style:display-name="style68" style:family="text">
      <style:text-properties style:font-name="Courier New" fo:color="#F0C8F0"/>
    </style:style>
    <style:style style:name="style5" style:display-name="style5" style:family="text">
      <style:text-properties style:font-name="Courier New" fo:font-weight="bold" style:font-weight-asian="bold" fo:color="#0000A0"/>
    </style:style>
    <style:style style:name="style69" style:display-name="style69" style:family="text">
      <style:text-properties style:font-name="Courier New" fo:font-weight="bold" style:font-weight-asian="bold" fo:color="#8787C8"/>
    </style:style>
    <style:style style:name="style16" style:display-name="style16" style:family="text">
      <style:text-properties style:font-name="Courier New" fo:font-weight="bold" style:font-weight-asian="bold" fo:color="#00A000"/>
    </style:style>
    <style:style style:name="style80" style:display-name="style80" style:family="text">
      <style:text-properties style:font-name="Courier New" fo:font-weight="bold" style:font-weight-asian="bold" fo:color="#9AC89A"/>
    </style:style>
    <style:style style:name="style19" style:display-name="style19" style:family="text">
      <style:text-properties style:font-name="Courier New" fo:font-weight="bold" style:font-weight-asian="bold" fo:color="#BE00BE"/>
    </style:style>
    <style:style style:name="style83" style:display-name="style83" style:family="text">
      <style:text-properties style:font-name="Courier New" fo:font-weight="bold" style:font-weight-asian="bold" fo:color="#BE89BE"/>
    </style:style>
    <style:style style:name="style6" style:display-name="style6" style:family="text">
      <style:text-properties style:font-name="Courier New" fo:color="#0000FF"/>
    </style:style>
    <style:style style:name="style12" style:display-name="style12" style:family="text">
      <style:text-properties style:font-name="Courier New" fo:color="#0000FF"/>
    </style:style>
    <style:style style:name="style20" style:display-name="style20" style:family="text">
      <style:text-properties style:font-name="Courier New" fo:color="#0000FF"/>
    </style:style>
    <style:style style:name="style70" style:display-name="style70" style:family="text">
      <style:text-properties style:font-name="Courier New" fo:color="#BEBEFF"/>
    </style:style>
    <style:style style:name="style76" style:display-name="style76" style:family="text">
      <style:text-properties style:font-name="Courier New" fo:color="#BEBEFF"/>
    </style:style>
    <style:style style:name="style7" style:display-name="style7" style:family="text">
      <style:text-properties style:font-name="Courier New" fo:color="#E0A000"/>
    </style:style>
    <style:style style:name="style71" style:display-name="style71" style:family="text">
      <style:text-properties style:font-name="Courier New" fo:color="#E0CE9F"/>
    </style:style>
    <style:style style:name="style8" style:display-name="style8" style:family="text">
      <style:text-properties style:font-name="Courier New" fo:color="#000000"/>
    </style:style>
    <style:style style:name="style9" style:display-name="style9" style:family="text">
      <style:text-properties style:font-name="Courier New" fo:color="#00A000"/>
    </style:style>
    <style:style style:name="style73" style:display-name="style73" style:family="text">
      <style:text-properties style:font-name="Courier New" fo:color="#84A084"/>
    </style:style>
    <style:style style:name="style10" style:display-name="style10" style:family="text">
      <style:text-properties style:font-name="Courier New" fo:color="#FF0000"/>
    </style:style>
    <style:style style:name="style74" style:display-name="style74" style:family="text">
      <style:text-properties style:font-name="Courier New" fo:color="#FFC8C8"/>
    </style:style>
    <style:style style:name="style34" style:display-name="style34" style:family="text">
      <style:text-properties style:font-name="Courier New" fo:font-weight="bold" style:font-weight-asian="bold" fo:color="#000000" fo:background-color="#80FFFF"/>
    </style:style>
    <style:style style:name="style35" style:display-name="style35" style:family="text">
      <style:text-properties style:font-name="Courier New" fo:font-weight="bold" style:font-weight-asian="bold" fo:color="#FFFFFF" fo:background-color="#FF0000"/>
    </style:style>
    <style:style style:name="style50" style:display-name="style50" style:family="text">
      <style:text-properties style:font-name="Courier New" fo:font-style="italic" style:font-style-asian="italic" fo:color="#404080"/>
    </style:style>
    <style:style style:name="style114" style:display-name="style114" style:family="text">
      <style:text-properties style:font-name="Courier New" fo:font-style="italic" style:font-style-asian="italic" fo:color="#8585A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urce file exported from Code::Blocks Source Exporter plugin</dc:title>
    <dc:creator>DeeJay Khera</dc:creator>
    <meta:creation-date>2018-08-19T16:20:00Z</meta:creation-date>
    <dc:date>2018-08-19T16:21:00Z</dc:date>
    <meta:template xlink:href="Normal.dotm" xlink:type="simple"/>
    <meta:editing-cycles>2</meta:editing-cycles>
    <meta:editing-duration>PT60S</meta:editing-duration>
    <meta:document-statistic meta:page-count="2" meta:paragraph-count="3" meta:word-count="241" meta:character-count="1614" meta:row-count="11" meta:non-whitespace-character-count="1376"/>
  </office:meta>
</office:document-meta>
</file>